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69" table:default-cell-style-name="Default"/>
        <table:table-row table:style-name="ro1">
          <table:table-cell office:value-type="string">
            <text:p>200 samples</text:p>
          </table:table-cell>
          <table:table-cell office:value-type="string">
            <text:p>train</text:p>
          </table:table-cell>
          <table:table-cell table:number-columns-repeated="3"/>
          <table:table-cell office:value-type="string">
            <text:p>tstep1</text:p>
          </table:table-cell>
          <table:table-cell table:number-columns-repeated="5"/>
          <table:table-cell office:value-type="string">
            <text:p>abc</text:p>
          </table:table-cell>
          <table:table-cell table:number-columns-repeated="5"/>
          <table:table-cell office:value-type="string">
            <text:p>event1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abs</text:p>
          </table:table-cell>
          <table:table-cell/>
          <table:table-cell office:value-type="string">
            <text:p>intra</text:p>
          </table:table-cell>
          <table:table-cell/>
          <table:table-cell office:value-type="string">
            <text:p>abs</text:p>
          </table:table-cell>
          <table:table-cell/>
          <table:table-cell office:value-type="string">
            <text:p>intra</text:p>
          </table:table-cell>
          <table:table-cell/>
          <table:table-cell office:value-type="string">
            <text:p>inter</text:p>
          </table:table-cell>
          <table:table-cell/>
          <table:table-cell office:value-type="string">
            <text:p>abs</text:p>
          </table:table-cell>
          <table:table-cell/>
          <table:table-cell office:value-type="string">
            <text:p>intra</text:p>
          </table:table-cell>
          <table:table-cell/>
          <table:table-cell office:value-type="string">
            <text:p>inter</text:p>
          </table:table-cell>
          <table:table-cell/>
          <table:table-cell office:value-type="string">
            <text:p>abs</text:p>
          </table:table-cell>
          <table:table-cell/>
          <table:table-cell office:value-type="string">
            <text:p>intra</text:p>
          </table:table-cell>
          <table:table-cell/>
          <table:table-cell office:value-type="string">
            <text:p>inter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kld</text:p>
          </table:table-cell>
          <table:table-cell office:value-type="string">
            <text:p>oa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kld</text:p>
          </table:table-cell>
          <table:table-cell office:value-type="string">
            <text:p>oa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mean</text:p>
          </table:table-cell>
          <table:table-cell office:value-type="string">
            <text:p>std</text:p>
          </table:table-cell>
          <table:table-cell office:value-type="string">
            <text:p>kld</text:p>
          </table:table-cell>
          <table:table-cell office:value-type="string">
            <text:p>oa</text:p>
          </table:table-cell>
          <table:table-cell table:number-columns-repeated="47"/>
        </table:table-row>
        <table:table-row table:style-name="ro1">
          <table:table-cell office:value-type="string">
            <text:p>total_used_pitch</text:p>
          </table:table-cell>
          <table:table-cell office:value-type="float" office:value="9.59">
            <text:p>9.59</text:p>
          </table:table-cell>
          <table:table-cell office:value-type="float" office:value="1.68875694">
            <text:p>1.68875694</text:p>
          </table:table-cell>
          <table:table-cell office:value-type="float" office:value="1.90633165829146">
            <text:p>1.9063316583</text:p>
          </table:table-cell>
          <table:table-cell office:value-type="float" office:value="1.44857237311552">
            <text:p>1.4485723731</text:p>
          </table:table-cell>
          <table:table-cell office:value-type="float" office:value="13.075">
            <text:p>13.075</text:p>
          </table:table-cell>
          <table:table-cell office:value-type="float" office:value="2.37052209439187">
            <text:p>2.3705220944</text:p>
          </table:table-cell>
          <table:table-cell office:value-type="float" office:value="2.60638190954774">
            <text:p>2.6063819095</text:p>
          </table:table-cell>
          <table:table-cell office:value-type="float" office:value="2.12179157134615">
            <text:p>2.1217915713</text:p>
          </table:table-cell>
          <table:table-cell office:value-type="float" office:value="0.136854848798013">
            <text:p>0.1368548488</text:p>
          </table:table-cell>
          <table:table-cell office:value-type="float" office:value="0.741899889404839">
            <text:p>0.7418998894</text:p>
          </table:table-cell>
          <table:table-cell office:value-type="float" office:value="11.72">
            <text:p>11.72</text:p>
          </table:table-cell>
          <table:table-cell office:value-type="float" office:value="2.2828929">
            <text:p>2.2828929</text:p>
          </table:table-cell>
          <table:table-cell office:value-type="float" office:value="2.54381909547739">
            <text:p>2.5438190955</text:p>
          </table:table-cell>
          <table:table-cell office:value-type="float" office:value="2.00114024969062">
            <text:p>2.0011402497</text:p>
          </table:table-cell>
          <table:table-cell table:style-name="ce4" office:value-type="float" office:value="0.17455083">
            <text:p>0.17455083</text:p>
          </table:table-cell>
          <table:table-cell office:value-type="float" office:value="0.87752641">
            <text:p>0.87752641</text:p>
          </table:table-cell>
          <table:table-cell table:number-columns-repeated="2" office:value-type="float" office:value="12.53">
            <text:p>12.53</text:p>
          </table:table-cell>
          <table:table-cell office:value-type="float" office:value="2.29447236180905">
            <text:p>2.2944723618</text:p>
          </table:table-cell>
          <table:table-cell office:value-type="float" office:value="1.80449455554593">
            <text:p>1.8044945555</text:p>
          </table:table-cell>
          <table:table-cell office:value-type="float" office:value="0.260461935158954">
            <text:p>0.2604619352</text:p>
          </table:table-cell>
          <table:table-cell office:value-type="float" office:value="0.735810774627951">
            <text:p>0.7358107746</text:p>
          </table:table-cell>
          <table:table-cell table:number-columns-repeated="47"/>
        </table:table-row>
        <table:table-row table:style-name="ro1">
          <table:table-cell office:value-type="string">
            <text:p>bar_used_pitch</text:p>
          </table:table-cell>
          <table:table-cell table:number-columns-repeated="2"/>
          <table:table-cell office:value-type="float" office:value="4.52834869105269">
            <text:p>4.5283486911</text:p>
          </table:table-cell>
          <table:table-cell office:value-type="float" office:value="1.77184508822398">
            <text:p>1.7718450882</text:p>
          </table:table-cell>
          <table:table-cell table:number-columns-repeated="2"/>
          <table:table-cell office:value-type="float" office:value="4.76980690030788">
            <text:p>4.7698069003</text:p>
          </table:table-cell>
          <table:table-cell office:value-type="float" office:value="1.29849058994175">
            <text:p>1.2984905899</text:p>
          </table:table-cell>
          <table:table-cell office:value-type="float" office:value="0.265690009683103">
            <text:p>0.2656900097</text:p>
          </table:table-cell>
          <table:table-cell office:value-type="float" office:value="0.935068496038647">
            <text:p>0.935068496</text:p>
          </table:table-cell>
          <table:table-cell table:number-columns-repeated="2"/>
          <table:table-cell office:value-type="float" office:value="4.70936349571699">
            <text:p>4.7093634957</text:p>
          </table:table-cell>
          <table:table-cell office:value-type="float" office:value="1.47453629126364">
            <text:p>1.4745362913</text:p>
          </table:table-cell>
          <table:table-cell office:value-type="float" office:value="0.10464977">
            <text:p>0.10464977</text:p>
          </table:table-cell>
          <table:table-cell office:value-type="float" office:value="0.95486645">
            <text:p>0.95486645</text:p>
          </table:table-cell>
          <table:table-cell table:number-columns-repeated="2"/>
          <table:table-cell office:value-type="float" office:value="4.57539837325775">
            <text:p>4.5753983733</text:p>
          </table:table-cell>
          <table:table-cell office:value-type="float" office:value="1.17972873015118">
            <text:p>1.1797287302</text:p>
          </table:table-cell>
          <table:table-cell office:value-type="float" office:value="0.539502512086803">
            <text:p>0.5395025121</text:p>
          </table:table-cell>
          <table:table-cell office:value-type="float" office:value="0.936617771255661">
            <text:p>0.9366177713</text:p>
          </table:table-cell>
          <table:table-cell table:number-columns-repeated="47"/>
        </table:table-row>
        <table:table-row table:style-name="ro2">
          <table:table-cell office:value-type="string">
            <text:p>total_used_note</text:p>
          </table:table-cell>
          <table:table-cell office:value-type="float" office:value="61.52">
            <text:p>61.52</text:p>
          </table:table-cell>
          <table:table-cell office:value-type="float" office:value="10.11185443">
            <text:p>10.11185443</text:p>
          </table:table-cell>
          <table:table-cell office:value-type="float" office:value="10.5">
            <text:p>10.5</text:p>
          </table:table-cell>
          <table:table-cell office:value-type="float" office:value="9.76098530737826">
            <text:p>9.7609853074</text:p>
          </table:table-cell>
          <table:table-cell office:value-type="float" office:value="62.81">
            <text:p>62.81</text:p>
          </table:table-cell>
          <table:table-cell office:value-type="float" office:value="6.62071748377772">
            <text:p>6.6207174838</text:p>
          </table:table-cell>
          <table:table-cell office:value-type="float" office:value="6.91768844221106">
            <text:p>6.9176884422</text:p>
          </table:table-cell>
          <table:table-cell office:value-type="float" office:value="6.34459835805564">
            <text:p>6.3445983581</text:p>
          </table:table-cell>
          <table:table-cell office:value-type="float" office:value="0.00777328192827577">
            <text:p>0.0077732819</text:p>
          </table:table-cell>
          <table:table-cell office:value-type="float" office:value="0.867476848778255">
            <text:p>0.8674768488</text:p>
          </table:table-cell>
          <table:table-cell office:value-type="float" office:value="62.785">
            <text:p>62.785</text:p>
          </table:table-cell>
          <table:table-cell office:value-type="float" office:value="7.78195188">
            <text:p>7.78195188</text:p>
          </table:table-cell>
          <table:table-cell office:value-type="float" office:value="8.27713567839196">
            <text:p>8.2771356784</text:p>
          </table:table-cell>
          <table:table-cell office:value-type="float" office:value="7.29487531531647">
            <text:p>7.2948753153</text:p>
          </table:table-cell>
          <table:table-cell office:value-type="float" office:value="0.00879534">
            <text:p>0.00879534</text:p>
          </table:table-cell>
          <table:table-cell table:style-name="ce2" office:value-type="float" office:value="0.90617379">
            <text:p>0.90617379</text:p>
          </table:table-cell>
          <table:table-cell table:number-columns-repeated="2" office:value-type="float" office:value="58.345">
            <text:p>58.345</text:p>
          </table:table-cell>
          <table:table-cell office:value-type="float" office:value="6.16819095477387">
            <text:p>6.1681909548</text:p>
          </table:table-cell>
          <table:table-cell office:value-type="float" office:value="5.63153390421207">
            <text:p>5.6315339042</text:p>
          </table:table-cell>
          <table:table-cell office:value-type="float" office:value="0.039453023412178">
            <text:p>0.0394530234</text:p>
          </table:table-cell>
          <table:table-cell office:value-type="float" office:value="0.732283347234642">
            <text:p>0.7322833472</text:p>
          </table:table-cell>
          <table:table-cell table:number-columns-repeated="47"/>
        </table:table-row>
        <table:table-row table:style-name="ro2">
          <table:table-cell office:value-type="string">
            <text:p>bar_used_note</text:p>
          </table:table-cell>
          <table:table-cell table:number-columns-repeated="2"/>
          <table:table-cell office:value-type="float" office:value="4.95278792723563">
            <text:p>4.9527879272</text:p>
          </table:table-cell>
          <table:table-cell office:value-type="float" office:value="2.9728067865302">
            <text:p>2.9728067865</text:p>
          </table:table-cell>
          <table:table-cell table:number-columns-repeated="2"/>
          <table:table-cell office:value-type="float" office:value="5.36749504086359">
            <text:p>5.3674950409</text:p>
          </table:table-cell>
          <table:table-cell office:value-type="float" office:value="2.15459005215319">
            <text:p>2.1545900522</text:p>
          </table:table-cell>
          <table:table-cell office:value-type="float" office:value="0.0924365332891062">
            <text:p>0.0924365333</text:p>
          </table:table-cell>
          <table:table-cell office:value-type="float" office:value="0.894203784742306">
            <text:p>0.8942037847</text:p>
          </table:table-cell>
          <table:table-cell table:number-columns-repeated="2"/>
          <table:table-cell office:value-type="float" office:value="5.31529629383013">
            <text:p>5.3152962938</text:p>
          </table:table-cell>
          <table:table-cell office:value-type="float" office:value="2.35005339023103">
            <text:p>2.3500533902</text:p>
          </table:table-cell>
          <table:table-cell office:value-type="float" office:value="0.0333515">
            <text:p>0.0333515</text:p>
          </table:table-cell>
          <table:table-cell table:style-name="ce2" office:value-type="float" office:value="0.89807002">
            <text:p>0.89807002</text:p>
          </table:table-cell>
          <table:table-cell table:number-columns-repeated="2"/>
          <table:table-cell office:value-type="float" office:value="4.91917809330615">
            <text:p>4.9191780933</text:p>
          </table:table-cell>
          <table:table-cell office:value-type="float" office:value="1.89367592115891">
            <text:p>1.8936759212</text:p>
          </table:table-cell>
          <table:table-cell office:value-type="float" office:value="0.355939507040072">
            <text:p>0.355939507</text:p>
          </table:table-cell>
          <table:table-cell office:value-type="float" office:value="0.904111435957801">
            <text:p>0.904111436</text:p>
          </table:table-cell>
          <table:table-cell table:number-columns-repeated="47"/>
        </table:table-row>
        <table:table-row table:style-name="ro2">
          <table:table-cell office:value-type="string">
            <text:p>total_pitch_class_histogram</text:p>
          </table:table-cell>
          <table:table-cell table:number-columns-repeated="2"/>
          <table:table-cell office:value-type="float" office:value="0.301232880313651">
            <text:p>0.3012328803</text:p>
          </table:table-cell>
          <table:table-cell office:value-type="float" office:value="0.103347153593937">
            <text:p>0.1033471536</text:p>
          </table:table-cell>
          <table:table-cell table:number-columns-repeated="2"/>
          <table:table-cell office:value-type="float" office:value="0.190501924352408">
            <text:p>0.1905019244</text:p>
          </table:table-cell>
          <table:table-cell office:value-type="float" office:value="0.0594473932848382">
            <text:p>0.0594473933</text:p>
          </table:table-cell>
          <table:table-cell office:value-type="float" office:value="0.0079577542973775">
            <text:p>0.0079577543</text:p>
          </table:table-cell>
          <table:table-cell office:value-type="float" office:value="0.657962552833669">
            <text:p>0.6579625528</text:p>
          </table:table-cell>
          <table:table-cell table:number-columns-repeated="2"/>
          <table:table-cell office:value-type="float" office:value="0.232814204630309">
            <text:p>0.2328142046</text:p>
          </table:table-cell>
          <table:table-cell office:value-type="float" office:value="0.0788648346703787">
            <text:p>0.0788648347</text:p>
          </table:table-cell>
          <table:table-cell office:value-type="float" office:value="0.02344499">
            <text:p>0.02344499</text:p>
          </table:table-cell>
          <table:table-cell table:style-name="ce2" office:value-type="float" office:value="0.82505101">
            <text:p>0.82505101</text:p>
          </table:table-cell>
          <table:table-cell table:number-columns-repeated="2"/>
          <table:table-cell office:value-type="float" office:value="0.191016577574834">
            <text:p>0.1910165776</text:p>
          </table:table-cell>
          <table:table-cell office:value-type="float" office:value="0.0596982159266626">
            <text:p>0.0596982159</text:p>
          </table:table-cell>
          <table:table-cell office:value-type="float" office:value="0.0551955937656599">
            <text:p>0.0551955938</text:p>
          </table:table-cell>
          <table:table-cell office:value-type="float" office:value="0.676801244901951">
            <text:p>0.6768012449</text:p>
          </table:table-cell>
          <table:table-cell table:number-columns-repeated="47"/>
        </table:table-row>
        <table:table-row table:style-name="ro1">
          <table:table-cell office:value-type="string">
            <text:p>bar_pitch_class_histogram</text:p>
          </table:table-cell>
          <table:table-cell table:number-columns-repeated="2"/>
          <table:table-cell office:value-type="float" office:value="0.0933411720277307">
            <text:p>0.093341172</text:p>
          </table:table-cell>
          <table:table-cell office:value-type="float" office:value="0.375634725605247">
            <text:p>0.3756347256</text:p>
          </table:table-cell>
          <table:table-cell table:number-columns-repeated="2"/>
          <table:table-cell office:value-type="float" office:value="0.062249716663137">
            <text:p>0.0622497167</text:p>
          </table:table-cell>
          <table:table-cell office:value-type="float" office:value="0.306504508666352">
            <text:p>0.3065045087</text:p>
          </table:table-cell>
          <table:table-cell office:value-type="float" office:value="0.168637517143476">
            <text:p>0.1686375171</text:p>
          </table:table-cell>
          <table:table-cell office:value-type="float" office:value="0.479925405807626">
            <text:p>0.4799254058</text:p>
          </table:table-cell>
          <table:table-cell table:number-columns-repeated="2"/>
          <table:table-cell office:value-type="float" office:value="0.73187882699656">
            <text:p>0.731878827</text:p>
          </table:table-cell>
          <table:table-cell office:value-type="float" office:value="0.788781788558235">
            <text:p>0.7887817886</text:p>
          </table:table-cell>
          <table:table-cell office:value-type="float" office:value="0.19466648">
            <text:p>0.19466648</text:p>
          </table:table-cell>
          <table:table-cell office:value-type="float" office:value="0.55563057">
            <text:p>0.55563057</text:p>
          </table:table-cell>
          <table:table-cell table:number-columns-repeated="2"/>
          <table:table-cell office:value-type="float" office:value="1.49173245523005">
            <text:p>1.4917324552</text:p>
          </table:table-cell>
          <table:table-cell office:value-type="float" office:value="0.186350233109891">
            <text:p>0.1863502331</text:p>
          </table:table-cell>
          <table:table-cell office:value-type="float" office:value="0.989331673686169">
            <text:p>0.9893316737</text:p>
          </table:table-cell>
          <table:table-cell office:value-type="float" office:value="0.735222405610312">
            <text:p>0.7352224056</text:p>
          </table:table-cell>
          <table:table-cell table:number-columns-repeated="47"/>
        </table:table-row>
        <table:table-row table:style-name="ro2">
          <table:table-cell office:value-type="string">
            <text:p>pitch_class_transition_matrix</text:p>
          </table:table-cell>
          <table:table-cell table:number-columns-repeated="2"/>
          <table:table-cell office:value-type="float" office:value="16.9334150807892">
            <text:p>16.9334150808</text:p>
          </table:table-cell>
          <table:table-cell office:value-type="float" office:value="3.67363367185222">
            <text:p>3.6736336719</text:p>
          </table:table-cell>
          <table:table-cell table:number-columns-repeated="2"/>
          <table:table-cell office:value-type="float" office:value="11.225226682731">
            <text:p>11.2252266827</text:p>
          </table:table-cell>
          <table:table-cell office:value-type="float" office:value="1.62349721519197">
            <text:p>1.6234972152</text:p>
          </table:table-cell>
          <table:table-cell office:value-type="float" office:value="0.0456239884400222">
            <text:p>0.0456239884</text:p>
          </table:table-cell>
          <table:table-cell office:value-type="float" office:value="0.478010270251178">
            <text:p>0.4780102703</text:p>
          </table:table-cell>
          <table:table-cell table:number-columns-repeated="2"/>
          <table:table-cell office:value-type="float" office:value="13.1821334622459">
            <text:p>13.1821334622</text:p>
          </table:table-cell>
          <table:table-cell office:value-type="float" office:value="2.55130286878308">
            <text:p>2.5513028688</text:p>
          </table:table-cell>
          <table:table-cell office:value-type="float" office:value="0.11199068">
            <text:p>0.11199068</text:p>
          </table:table-cell>
          <table:table-cell table:style-name="ce2" office:value-type="float" office:value="0.71526398">
            <text:p>0.71526398</text:p>
          </table:table-cell>
          <table:table-cell table:number-columns-repeated="2"/>
          <table:table-cell office:value-type="float" office:value="10.8552092557902">
            <text:p>10.8552092558</text:p>
          </table:table-cell>
          <table:table-cell office:value-type="float" office:value="1.68415908155995">
            <text:p>1.6841590816</text:p>
          </table:table-cell>
          <table:table-cell office:value-type="float" office:value="0.454988672754881">
            <text:p>0.4549886728</text:p>
          </table:table-cell>
          <table:table-cell office:value-type="float" office:value="0.449468037332999">
            <text:p>0.4494680373</text:p>
          </table:table-cell>
          <table:table-cell table:number-columns-repeated="47"/>
        </table:table-row>
        <table:table-row table:style-name="ro2">
          <table:table-cell office:value-type="string">
            <text:p>pitch_range</text:p>
          </table:table-cell>
          <table:table-cell office:value-type="float" office:value="15.81">
            <text:p>15.81</text:p>
          </table:table-cell>
          <table:table-cell office:value-type="float" office:value="3.20841082">
            <text:p>3.20841082</text:p>
          </table:table-cell>
          <table:table-cell office:value-type="float" office:value="3.59527638190955">
            <text:p>3.5952763819</text:p>
          </table:table-cell>
          <table:table-cell office:value-type="float" office:value="2.78661874304513">
            <text:p>2.786618743</text:p>
          </table:table-cell>
          <table:table-cell office:value-type="float" office:value="21.365">
            <text:p>21.365</text:p>
          </table:table-cell>
          <table:table-cell office:value-type="float" office:value="4.14267727442049">
            <text:p>4.1426772744</text:p>
          </table:table-cell>
          <table:table-cell office:value-type="float" office:value="4.59683417085427">
            <text:p>4.5968341709</text:p>
          </table:table-cell>
          <table:table-cell office:value-type="float" office:value="3.65583721689305">
            <text:p>3.6558372169</text:p>
          </table:table-cell>
          <table:table-cell office:value-type="float" office:value="0.0718339183316793">
            <text:p>0.0718339183</text:p>
          </table:table-cell>
          <table:table-cell office:value-type="float" office:value="0.789252013996945">
            <text:p>0.789252014</text:p>
          </table:table-cell>
          <table:table-cell office:value-type="float" office:value="19.455">
            <text:p>19.455</text:p>
          </table:table-cell>
          <table:table-cell office:value-type="float" office:value="4.370123">
            <text:p>4.370123</text:p>
          </table:table-cell>
          <table:table-cell office:value-type="float" office:value="4.95542713567839">
            <text:p>4.9554271357</text:p>
          </table:table-cell>
          <table:table-cell office:value-type="float" office:value="3.71909012397097">
            <text:p>3.719090124</text:p>
          </table:table-cell>
          <table:table-cell office:value-type="float" office:value="0.00750573">
            <text:p>0.00750573</text:p>
          </table:table-cell>
          <table:table-cell table:style-name="ce2" office:value-type="float" office:value="0.92665863">
            <text:p>0.92665863</text:p>
          </table:table-cell>
          <table:table-cell table:number-columns-repeated="2" office:value-type="float" office:value="20.22">
            <text:p>20.22</text:p>
          </table:table-cell>
          <table:table-cell office:value-type="float" office:value="4.04412060301508">
            <text:p>4.044120603</text:p>
          </table:table-cell>
          <table:table-cell office:value-type="float" office:value="3.0948267915793">
            <text:p>3.0948267916</text:p>
          </table:table-cell>
          <table:table-cell office:value-type="float" office:value="0.0296166484634452">
            <text:p>0.0296166485</text:p>
          </table:table-cell>
          <table:table-cell office:value-type="float" office:value="0.813185413282007">
            <text:p>0.8131854133</text:p>
          </table:table-cell>
          <table:table-cell table:number-columns-repeated="47"/>
        </table:table-row>
        <table:table-row table:style-name="ro2">
          <table:table-cell office:value-type="string">
            <text:p>avg_pitch_shift</text:p>
          </table:table-cell>
          <table:table-cell office:value-type="float" office:value="2.96702123">
            <text:p>2.96702123</text:p>
          </table:table-cell>
          <table:table-cell office:value-type="float" office:value="0.61547073">
            <text:p>0.61547073</text:p>
          </table:table-cell>
          <table:table-cell office:value-type="float" office:value="0.669375231859416">
            <text:p>0.6693752319</text:p>
          </table:table-cell>
          <table:table-cell office:value-type="float" office:value="0.559778816886477">
            <text:p>0.5597788169</text:p>
          </table:table-cell>
          <table:table-cell office:value-type="float" office:value="2.8525765465786">
            <text:p>2.8525765466</text:p>
          </table:table-cell>
          <table:table-cell office:value-type="float" office:value="0.341299983733806">
            <text:p>0.3412999837</text:p>
          </table:table-cell>
          <table:table-cell office:value-type="float" office:value="0.378925206702921">
            <text:p>0.3789252067</text:p>
          </table:table-cell>
          <table:table-cell office:value-type="float" office:value="0.300928157305379">
            <text:p>0.3009281573</text:p>
          </table:table-cell>
          <table:table-cell office:value-type="float" office:value="0.0141312216614259">
            <text:p>0.0141312217</text:p>
          </table:table-cell>
          <table:table-cell office:value-type="float" office:value="0.830607865745194">
            <text:p>0.8306078657</text:p>
          </table:table-cell>
          <table:table-cell office:value-type="float" office:value="2.90845916">
            <text:p>2.90845916</text:p>
          </table:table-cell>
          <table:table-cell office:value-type="float" office:value="0.45287958">
            <text:p>0.45287958</text:p>
          </table:table-cell>
          <table:table-cell office:value-type="float" office:value="0.500835968279901">
            <text:p>0.5008359683</text:p>
          </table:table-cell>
          <table:table-cell office:value-type="float" office:value="0.401776643880574">
            <text:p>0.4017766439</text:p>
          </table:table-cell>
          <table:table-cell office:value-type="float" office:value="0.00429041">
            <text:p>0.00429041</text:p>
          </table:table-cell>
          <table:table-cell table:style-name="ce2" office:value-type="float" office:value="0.90477361">
            <text:p>0.90477361</text:p>
          </table:table-cell>
          <table:table-cell table:number-columns-repeated="2" office:value-type="float" office:value="2.82684750785835">
            <text:p>2.8268475079</text:p>
          </table:table-cell>
          <table:table-cell office:value-type="float" office:value="0.404154617581792">
            <text:p>0.4041546176</text:p>
          </table:table-cell>
          <table:table-cell office:value-type="float" office:value="0.323276828809002">
            <text:p>0.3232768288</text:p>
          </table:table-cell>
          <table:table-cell office:value-type="float" office:value="0.00852556726536372">
            <text:p>0.0085255673</text:p>
          </table:table-cell>
          <table:table-cell office:value-type="float" office:value="0.846385328395772">
            <text:p>0.8463853284</text:p>
          </table:table-cell>
          <table:table-cell table:number-columns-repeated="47"/>
        </table:table-row>
        <table:table-row table:style-name="ro1">
          <table:table-cell office:value-type="string">
            <text:p>avg_IOI</text:p>
          </table:table-cell>
          <table:table-cell office:value-type="float" office:value="0.30154612">
            <text:p>0.30154612</text:p>
          </table:table-cell>
          <table:table-cell office:value-type="float" office:value="0.06077761">
            <text:p>0.06077761</text:p>
          </table:table-cell>
          <table:table-cell office:value-type="float" office:value="0.0555319052655943">
            <text:p>0.0555319053</text:p>
          </table:table-cell>
          <table:table-cell office:value-type="float" office:value="0.0658875349114582">
            <text:p>0.0658875349</text:p>
          </table:table-cell>
          <table:table-cell office:value-type="float" office:value="0.290402515463362">
            <text:p>0.2904025155</text:p>
          </table:table-cell>
          <table:table-cell office:value-type="float" office:value="0.0386769125714256">
            <text:p>0.0386769126</text:p>
          </table:table-cell>
          <table:table-cell office:value-type="float" office:value="0.0361594665772269">
            <text:p>0.0361594666</text:p>
          </table:table-cell>
          <table:table-cell office:value-type="float" office:value="0.0412229828573802">
            <text:p>0.0412229829</text:p>
          </table:table-cell>
          <table:table-cell office:value-type="float" office:value="0.0650421709467887">
            <text:p>0.0650421709</text:p>
          </table:table-cell>
          <table:table-cell office:value-type="float" office:value="0.864906815601809">
            <text:p>0.8649068156</text:p>
          </table:table-cell>
          <table:table-cell office:value-type="float" office:value="0.28476815">
            <text:p>0.28476815</text:p>
          </table:table-cell>
          <table:table-cell office:value-type="float" office:value="0.03778163">
            <text:p>0.03778163</text:p>
          </table:table-cell>
          <table:table-cell office:value-type="float" office:value="0.0371121463553394">
            <text:p>0.0371121464</text:p>
          </table:table-cell>
          <table:table-cell office:value-type="float" office:value="0.038625616532038">
            <text:p>0.0386256165</text:p>
          </table:table-cell>
          <table:table-cell office:value-type="float" office:value="0.1280361">
            <text:p>0.1280361</text:p>
          </table:table-cell>
          <table:table-cell office:value-type="float" office:value="0.87091441">
            <text:p>0.87091441</text:p>
          </table:table-cell>
          <table:table-cell table:number-columns-repeated="2" office:value-type="float" office:value="0.293917467836553">
            <text:p>0.2939174678</text:p>
          </table:table-cell>
          <table:table-cell office:value-type="float" office:value="0.0382907006949326">
            <text:p>0.0382907007</text:p>
          </table:table-cell>
          <table:table-cell office:value-type="float" office:value="0.0398961431764037">
            <text:p>0.0398961432</text:p>
          </table:table-cell>
          <table:table-cell office:value-type="float" office:value="0.378542411678388">
            <text:p>0.3785424117</text:p>
          </table:table-cell>
          <table:table-cell office:value-type="float" office:value="0.861536864982434">
            <text:p>0.861536865</text:p>
          </table:table-cell>
          <table:table-cell table:number-columns-repeated="47"/>
        </table:table-row>
        <table:table-row table:style-name="ro1">
          <table:table-cell office:value-type="string">
            <text:p>note_length_hist</text:p>
          </table:table-cell>
          <table:table-cell table:number-columns-repeated="2"/>
          <table:table-cell office:value-type="float" office:value="0.37610556180621">
            <text:p>0.3761055618</text:p>
          </table:table-cell>
          <table:table-cell office:value-type="float" office:value="0.335678350888644">
            <text:p>0.3356783509</text:p>
          </table:table-cell>
          <table:table-cell table:number-columns-repeated="2"/>
          <table:table-cell office:value-type="float" office:value="0.287062730459783">
            <text:p>0.2870627305</text:p>
          </table:table-cell>
          <table:table-cell office:value-type="float" office:value="0.28179444922066">
            <text:p>0.2817944492</text:p>
          </table:table-cell>
          <table:table-cell office:value-type="float" office:value="0.0230497660001956">
            <text:p>0.023049766</text:p>
          </table:table-cell>
          <table:table-cell office:value-type="float" office:value="0.858629895869957">
            <text:p>0.8586298959</text:p>
          </table:table-cell>
          <table:table-cell table:number-columns-repeated="2"/>
          <table:table-cell office:value-type="float" office:value="0.328353407339026">
            <text:p>0.3283534073</text:p>
          </table:table-cell>
          <table:table-cell office:value-type="float" office:value="0.323203651379051">
            <text:p>0.3232036514</text:p>
          </table:table-cell>
          <table:table-cell office:value-type="float" office:value="0.01513958">
            <text:p>0.01513958</text:p>
          </table:table-cell>
          <table:table-cell office:value-type="float" office:value="0.90737125">
            <text:p>0.90737125</text:p>
          </table:table-cell>
          <table:table-cell table:number-columns-repeated="2"/>
          <table:table-cell office:value-type="float" office:value="0.298548790207533">
            <text:p>0.2985487902</text:p>
          </table:table-cell>
          <table:table-cell office:value-type="float" office:value="0.310294919652667">
            <text:p>0.3102949197</text:p>
          </table:table-cell>
          <table:table-cell office:value-type="float" office:value="0.0396588230600796">
            <text:p>0.0396588231</text:p>
          </table:table-cell>
          <table:table-cell office:value-type="float" office:value="0.852890509103187">
            <text:p>0.8528905091</text:p>
          </table:table-cell>
          <table:table-cell table:number-columns-repeated="47"/>
        </table:table-row>
        <table:table-row table:style-name="ro2">
          <table:table-cell office:value-type="string">
            <text:p>note_length_transition_matrix</text:p>
          </table:table-cell>
          <table:table-cell table:number-columns-repeated="2"/>
          <table:table-cell office:value-type="float" office:value="24.6766068122929">
            <text:p>24.6766068123</text:p>
          </table:table-cell>
          <table:table-cell office:value-type="float" office:value="17.0092585148935">
            <text:p>17.0092585149</text:p>
          </table:table-cell>
          <table:table-cell table:number-columns-repeated="2"/>
          <table:table-cell office:value-type="float" office:value="20.1360666502381">
            <text:p>20.1360666502</text:p>
          </table:table-cell>
          <table:table-cell office:value-type="float" office:value="15.491327635728">
            <text:p>15.4913276357</text:p>
          </table:table-cell>
          <table:table-cell office:value-type="float" office:value="0.0133134973719877">
            <text:p>0.0133134974</text:p>
          </table:table-cell>
          <table:table-cell office:value-type="float" office:value="0.906732040422873">
            <text:p>0.9067320404</text:p>
          </table:table-cell>
          <table:table-cell table:number-columns-repeated="2"/>
          <table:table-cell office:value-type="float" office:value="22.5691202075519">
            <text:p>22.5691202076</text:p>
          </table:table-cell>
          <table:table-cell office:value-type="float" office:value="17.3359819549833">
            <text:p>17.335981955</text:p>
          </table:table-cell>
          <table:table-cell office:value-type="float" office:value="0.01292146">
            <text:p>0.01292146</text:p>
          </table:table-cell>
          <table:table-cell table:style-name="ce2" office:value-type="float" office:value="0.93143434">
            <text:p>0.93143434</text:p>
          </table:table-cell>
          <table:table-cell table:number-columns-repeated="2"/>
          <table:table-cell office:value-type="float" office:value="18.891863392268">
            <text:p>18.8918633923</text:p>
          </table:table-cell>
          <table:table-cell office:value-type="float" office:value="15.3945402473468">
            <text:p>15.3945402473</text:p>
          </table:table-cell>
          <table:table-cell office:value-type="float" office:value="0.0194195861342527">
            <text:p>0.0194195861</text:p>
          </table:table-cell>
          <table:table-cell office:value-type="float" office:value="0.853608498494065">
            <text:p>0.8536084985</text:p>
          </table:table-cell>
          <table:table-cell table:number-columns-repeated="47"/>
        </table:table-row>
        <table:table-row table:style-name="ro2" table:number-rows-repeated="9">
          <table:table-cell table:number-columns-repeated="70"/>
        </table:table-row>
        <table:table-row table:style-name="ro2">
          <table:table-cell table:number-columns-repeated="30"/>
          <table:table-cell table:style-name="ce2" table:number-columns-repeated="12"/>
          <table:table-cell table:number-columns-repeated="28"/>
        </table:table-row>
        <table:table-row table:style-name="ro2">
          <table:table-cell table:number-columns-repeated="30"/>
          <table:table-cell table:style-name="ce1" table:number-columns-repeated="12"/>
          <table:table-cell table:number-columns-repeated="28"/>
        </table:table-row>
        <table:table-row table:style-name="ro2" table:number-rows-repeated="12">
          <table:table-cell table:number-columns-repeated="30"/>
          <table:table-cell table:style-name="ce1" table:number-columns-repeated="12"/>
          <table:table-cell table:number-columns-repeated="3"/>
          <table:table-cell table:style-name="ce2"/>
          <table:table-cell table:style-name="ce1" table:number-columns-repeated="16"/>
          <table:table-cell/>
          <table:table-cell table:style-name="ce2"/>
          <table:table-cell table:style-name="ce1" table:number-columns-repeated="6"/>
        </table:table-row>
        <table:table-row table:style-name="ro2" table:number-rows-repeated="2">
          <table:table-cell table:number-columns-repeated="30"/>
          <table:table-cell table:style-name="ce1" table:number-columns-repeated="12"/>
          <table:table-cell table:number-columns-repeated="3"/>
          <table:table-cell table:style-name="ce2"/>
          <table:table-cell table:number-columns-repeated="24"/>
        </table:table-row>
        <table:table-row table:style-name="ro2" table:number-rows-repeated="7">
          <table:table-cell table:number-columns-repeated="30"/>
          <table:table-cell table:style-name="ce1" table:number-columns-repeated="12"/>
          <table:table-cell table:number-columns-repeated="28"/>
        </table:table-row>
        <table:table-row table:style-name="ro2" table:number-rows-repeated="4">
          <table:table-cell table:number-columns-repeated="70"/>
        </table:table-row>
        <table:table-row table:style-name="ro2" table:number-rows-repeated="2">
          <table:table-cell table:number-columns-repeated="30"/>
          <table:table-cell table:style-name="ce5" table:number-columns-repeated="12"/>
          <table:table-cell table:number-columns-repeated="28"/>
        </table:table-row>
        <table:table-row table:style-name="ro2" table:number-rows-repeated="4">
          <table:table-cell/>
          <table:table-cell table:style-name="ce1" table:number-columns-repeated="6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 table:number-rows-repeated="4">
          <table:table-cell/>
          <table:table-cell table:style-name="ce1" table:number-columns-repeated="6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number-columns-repeated="7"/>
          <table:table-cell table:style-name="ce6" table:number-columns-repeated="12"/>
          <table:table-cell table:number-columns-repeated="28"/>
        </table:table-row>
        <table:table-row table:style-name="ro2" table:number-rows-repeated="2">
          <table:table-cell/>
          <table:table-cell table:style-name="ce1" table:number-columns-repeated="6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number-columns-repeated="7"/>
          <table:table-cell table:style-name="ce5" table:number-columns-repeated="12"/>
          <table:table-cell table:number-columns-repeated="28"/>
        </table:table-row>
        <table:table-row table:style-name="ro2" table:number-rows-repeated="2">
          <table:table-cell/>
          <table:table-cell table:style-name="ce1" table:number-columns-repeated="6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style-name="ce1" table:number-columns-repeated="2"/>
          <table:table-cell table:style-name="ce3" table:number-columns-repeated="4"/>
          <table:table-cell table:number-columns-repeated="7"/>
          <table:table-cell table:style-name="ce6" table:number-columns-repeated="12"/>
          <table:table-cell table:number-columns-repeated="28"/>
        </table:table-row>
        <table:table-row table:style-name="ro2">
          <table:table-cell table:number-columns-repeated="30"/>
          <table:table-cell table:style-name="ce6" table:number-columns-repeated="12"/>
          <table:table-cell table:number-columns-repeated="28"/>
        </table:table-row>
        <table:table-row table:style-name="ro2">
          <table:table-cell table:number-columns-repeated="17"/>
          <table:table-cell table:style-name="ce2" table:number-columns-repeated="5"/>
          <table:table-cell table:number-columns-repeated="8"/>
          <table:table-cell table:style-name="ce6" table:number-columns-repeated="12"/>
          <table:table-cell table:number-columns-repeated="28"/>
        </table:table-row>
        <table:table-row table:style-name="ro2">
          <table:table-cell table:number-columns-repeated="17"/>
          <table:table-cell table:style-name="ce2" table:number-columns-repeated="5"/>
          <table:table-cell table:number-columns-repeated="8"/>
          <table:table-cell table:style-name="ce5" table:number-columns-repeated="12"/>
          <table:table-cell table:number-columns-repeated="28"/>
        </table:table-row>
        <table:table-row table:style-name="ro2">
          <table:table-cell table:number-columns-repeated="17"/>
          <table:table-cell table:style-name="ce2" table:number-columns-repeated="2"/>
          <table:table-cell table:style-name="ce4" table:number-columns-repeated="3"/>
          <table:table-cell table:number-columns-repeated="8"/>
          <table:table-cell table:style-name="ce5" table:number-columns-repeated="12"/>
          <table:table-cell table:number-columns-repeated="28"/>
        </table:table-row>
        <table:table-row table:style-name="ro2">
          <table:table-cell table:number-columns-repeated="17"/>
          <table:table-cell table:style-name="ce2" table:number-columns-repeated="2"/>
          <table:table-cell table:number-columns-repeated="11"/>
          <table:table-cell table:style-name="ce6" table:number-columns-repeated="12"/>
          <table:table-cell table:number-columns-repeated="28"/>
        </table:table-row>
        <table:table-row table:style-name="ro2">
          <table:table-cell table:number-columns-repeated="6"/>
          <table:table-cell table:style-name="ce2" table:number-columns-repeated="5"/>
          <table:table-cell table:number-columns-repeated="5"/>
          <table:table-cell table:style-name="ce2" table:number-columns-repeated="3"/>
          <table:table-cell table:number-columns-repeated="11"/>
          <table:table-cell table:style-name="ce6" table:number-columns-repeated="12"/>
          <table:table-cell table:number-columns-repeated="28"/>
        </table:table-row>
        <table:table-row table:style-name="ro2">
          <table:table-cell table:number-columns-repeated="6"/>
          <table:table-cell table:style-name="ce2" table:number-columns-repeated="2"/>
          <table:table-cell table:style-name="ce4" table:number-columns-repeated="2"/>
          <table:table-cell table:number-columns-repeated="6"/>
          <table:table-cell table:style-name="ce4" table:number-columns-repeated="3"/>
          <table:table-cell table:number-columns-repeated="11"/>
          <table:table-cell table:style-name="ce6" table:number-columns-repeated="12"/>
          <table:table-cell table:number-columns-repeated="28"/>
        </table:table-row>
        <table:table-row table:style-name="ro2">
          <table:table-cell table:number-columns-repeated="17"/>
          <table:table-cell table:style-name="ce2" table:number-columns-repeated="3"/>
          <table:table-cell table:number-columns-repeated="10"/>
          <table:table-cell table:style-name="ce6" table:number-columns-repeated="12"/>
          <table:table-cell table:number-columns-repeated="28"/>
        </table:table-row>
        <table:table-row table:style-name="ro2">
          <table:table-cell table:number-columns-repeated="17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number-columns-repeated="14"/>
          <table:table-cell table:style-name="ce2" table:number-columns-repeated="5"/>
          <table:table-cell table:style-name="ce4"/>
          <table:table-cell table:number-columns-repeated="50"/>
        </table:table-row>
        <table:table-row table:style-name="ro2">
          <table:table-cell table:number-columns-repeated="13"/>
          <table:table-cell table:style-name="ce2" table:number-columns-repeated="8"/>
          <table:table-cell table:number-columns-repeated="49"/>
        </table:table-row>
        <table:table-row table:style-name="ro2">
          <table:table-cell table:number-columns-repeated="14"/>
          <table:table-cell table:style-name="ce2" table:number-columns-repeated="7"/>
          <table:table-cell table:number-columns-repeated="49"/>
        </table:table-row>
        <table:table-row table:style-name="ro2">
          <table:table-cell table:number-columns-repeated="12"/>
          <table:table-cell table:style-name="ce4"/>
          <table:table-cell table:number-columns-repeated="7"/>
          <table:table-cell table:style-name="ce4"/>
          <table:table-cell table:number-columns-repeated="49"/>
        </table:table-row>
        <table:table-row table:style-name="ro2">
          <table:table-cell table:number-columns-repeated="12"/>
          <table:table-cell table:style-name="ce4"/>
          <table:table-cell table:number-columns-repeated="57"/>
        </table:table-row>
        <table:table-row table:style-name="ro2">
          <table:table-cell table:number-columns-repeated="9"/>
          <table:table-cell table:style-name="ce4"/>
          <table:table-cell table:number-columns-repeated="60"/>
        </table:table-row>
        <table:table-row table:style-name="ro2">
          <table:table-cell table:number-columns-repeated="6"/>
          <table:table-cell table:style-name="ce2" table:number-columns-repeated="2"/>
          <table:table-cell table:style-name="ce4" table:number-columns-repeated="3"/>
          <table:table-cell table:number-columns-repeated="59"/>
        </table:table-row>
        <table:table-row table:style-name="ro2">
          <table:table-cell table:number-columns-repeated="70"/>
        </table:table-row>
        <table:table-row table:style-name="ro2">
          <table:table-cell table:number-columns-repeated="19"/>
          <table:table-cell table:style-name="ce4"/>
          <table:table-cell table:number-columns-repeated="50"/>
        </table:table-row>
        <table:table-row table:style-name="ro2">
          <table:table-cell table:number-columns-repeated="19"/>
          <table:table-cell table:style-name="ce4" table:number-columns-repeated="2"/>
          <table:table-cell table:number-columns-repeated="49"/>
        </table:table-row>
        <table:table-row table:style-name="ro2">
          <table:table-cell table:number-columns-repeated="7"/>
          <table:table-cell table:style-name="ce4"/>
          <table:table-cell table:number-columns-repeated="11"/>
          <table:table-cell table:style-name="ce4" table:number-columns-repeated="2"/>
          <table:table-cell table:number-columns-repeated="49"/>
        </table:table-row>
        <table:table-row table:style-name="ro2">
          <table:table-cell table:number-columns-repeated="7"/>
          <table:table-cell table:style-name="ce4"/>
          <table:table-cell table:number-columns-repeated="12"/>
          <table:table-cell table:style-name="ce4"/>
          <table:table-cell table:number-columns-repeated="49"/>
        </table:table-row>
        <table:table-row table:style-name="ro2">
          <table:table-cell table:number-columns-repeated="7"/>
          <table:table-cell table:style-name="ce4"/>
          <table:table-cell table:number-columns-repeated="6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3" number:min-integer-digits="0"/>
    </number:number-style>
    <number:number-style style:name="N123">
      <number:number number:decimal-places="3" number:min-integer-digits="1" number:grouping="true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7">08/27/2020</text:date>, <text:time>13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01:33:00.03</meta:creation-date>
    <dc:date>2020-08-27T13:51:35.46</dc:date>
    <meta:editing-duration>PT40M50S</meta:editing-duration>
    <meta:editing-cycles>2</meta:editing-cycles>
    <meta:generator>OpenOffice/4.1.7$Win32 OpenOffice.org_project/417m1$Build-9800</meta:generator>
    <meta:document-statistic meta:table-count="3" meta:cell-count="258" meta:object-count="0"/>
  </office:meta>
</office:document-meta>
</file>